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0.826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Atmega328 TQFP32</text:p>
          </table:table-cell>
          <table:table-cell table:style-name="ce1" table:number-columns-repeated="2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DC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LBSen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C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otCurr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PCINT0/CLKO/ICP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BSen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PCINT1/OC1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I Display (S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PCINT2/SS/OC1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I EEProm (S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PCINT3/OC2A/MOS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I EEProm &amp; Disp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PCINT4/MIS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 EEProm &amp; Disp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PCINT5/SC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I EEProm &amp; Disp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PCINT6/XTAL1/TOSC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PCINT7/XTAL2/TOSC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PCINT8/ADC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B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PCINT9/ADC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a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PCINT10/ADC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tor 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PCINT11/ADC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or A’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PCINT12/ADC4/SD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tor 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PCINT13/ADC5/SC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or B’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PCINT14/RESE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0</text:p>
          </table:table-cell>
          <table:table-cell office:value-type="string" calcext:value-type="string">
            <text:p>PCINT16/RX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S485_RX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PCINT17/TX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S485_TX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PCINT18/INT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S485_TDX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PCINT19/OC2B/IN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 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4</text:p>
          </table:table-cell>
          <table:table-cell office:value-type="string" calcext:value-type="string">
            <text:p>PCINT20/XCK/T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oder 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5</text:p>
          </table:table-cell>
          <table:table-cell office:value-type="string" calcext:value-type="string">
            <text:p>PCINT21/OC0B/T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y 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PCINT22/OC0A/AIN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y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PCINT23/AIN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y 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.00.0000</text:date>, <text:time style:data-style-name="N2" text:time-value="08:45:16.040319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02-20T15:00:12.152273487</dc:date>
    <meta:editing-duration>PT19H4M50S</meta:editing-duration>
    <meta:editing-cycles>18</meta:editing-cycles>
    <dc:creator>Christian Verhalen</dc:creator>
    <meta:document-statistic meta:table-count="1" meta:cell-count="103" meta:object-count="0"/>
  </office:meta>
</office:document-meta>
</file>